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2188in" table:align="left"/>
    </style:style>
    <style:style style:name="Table1.A" style:family="table-column">
      <style:table-column-properties style:column-width="7.2188in"/>
    </style:style>
    <style:style style:name="Table1.A1" style:family="table-cell">
      <style:table-cell-properties style:vertical-align="middle" style:border-line-width="0.0007in 0.0347in 0.0007in" fo:padding="0.0313in" fo:border="0.0361in double #808080"/>
    </style:style>
    <style:style style:name="Table1.A2" style:family="table-cell">
      <style:table-cell-properties style:vertical-align="middle" style:border-line-width-left="0.0007in 0.0347in 0.0007in" style:border-line-width-right="0.0007in 0.0347in 0.0007in" style:border-line-width-bottom="0.0007in 0.0347in 0.0007in" fo:padding="0.0313in" fo:border-left="0.0361in double #808080" fo:border-right="0.0361in double #808080" fo:border-top="none" fo:border-bottom="0.0361in double #808080"/>
    </style:style>
    <style:style style:name="Table2" style:family="table">
      <style:table-properties style:width="7.9479in" table:align="left"/>
    </style:style>
    <style:style style:name="Table2.A" style:family="table-column">
      <style:table-column-properties style:column-width="7.9479in"/>
    </style:style>
    <style:style style:name="Table2.A1" style:family="table-cell">
      <style:table-cell-properties style:vertical-align="middle" style:border-line-width="0.0007in 0.0347in 0.0007in" fo:padding="0.0313in" fo:border="0.0361in double #808080"/>
    </style:style>
    <style:style style:name="Table2.A2" style:family="table-cell">
      <style:table-cell-properties style:vertical-align="middle" style:border-line-width-left="0.0007in 0.0347in 0.0007in" style:border-line-width-right="0.0007in 0.0347in 0.0007in" style:border-line-width-bottom="0.0007in 0.0347in 0.0007in" fo:padding="0.0313in" fo:border-left="0.0361in double #808080" fo:border-right="0.0361in double #808080" fo:border-top="none" fo:border-bottom="0.0361in double #808080"/>
    </style:style>
    <style:style style:name="Table3" style:family="table">
      <style:table-properties style:width="7.2083in" table:align="left"/>
    </style:style>
    <style:style style:name="Table3.A" style:family="table-column">
      <style:table-column-properties style:column-width="7.2083in"/>
    </style:style>
    <style:style style:name="Table3.A1" style:family="table-cell">
      <style:table-cell-properties style:vertical-align="middle" style:border-line-width="0.0007in 0.0347in 0.0007in" fo:padding="0.0313in" fo:border="0.0361in double #808080"/>
    </style:style>
    <style:style style:name="Table3.A2" style:family="table-cell">
      <style:table-cell-properties style:vertical-align="middle" style:border-line-width-left="0.0007in 0.0347in 0.0007in" style:border-line-width-right="0.0007in 0.0347in 0.0007in" style:border-line-width-bottom="0.0007in 0.0347in 0.0007in" fo:padding="0.0313in" fo:border-left="0.0361in double #808080" fo:border-right="0.0361in double #808080" fo:border-top="none" fo:border-bottom="0.0361in double #808080"/>
    </style:style>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Preformatted_20_Text">
      <style:paragraph-properties fo:margin-top="0in" fo:margin-bottom="0.1965in"/>
    </style:style>
    <style:style style:name="P5" style:family="paragraph" style:parent-style-name="List_20_Contents">
      <style:paragraph-properties fo:margin-top="0in" fo:margin-bottom="0.1965in"/>
    </style:style>
    <style:style style:name="P6" style:family="paragraph" style:parent-style-name="List_20_Heading">
      <style:text-properties fo:font-weight="bold"/>
    </style:style>
    <style:style style:name="P7" style:family="paragraph" style:parent-style-name="Horizontal_20_Line">
      <style:paragraph-properties style:border-line-width-bottom="0.0008in 0.0138in 0.0008in" fo:padding="0in" fo:border-left="none" fo:border-right="none" fo:border-top="none" fo:border-bottom="0.0154in double #808080"/>
    </style:style>
    <style:style style:name="P8" style:family="paragraph" style:parent-style-name="Sender">
      <style:text-properties fo:font-size="10pt"/>
    </style:style>
    <style:style style:name="P9" style:family="paragraph" style:parent-style-name="Text_20_body">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Heading_20_1">
      <style:paragraph-properties fo:text-align="center" style:justify-single-word="false"/>
    </style:style>
    <style:style style:name="P17" style:family="paragraph" style:parent-style-name="Heading_20_3">
      <style:paragraph-properties fo:text-align="center" style:justify-single-word="false"/>
    </style:style>
    <style:style style:name="P18" style:family="paragraph" style:parent-style-name="Heading_20_3">
      <style:paragraph-properties fo:break-before="page"/>
    </style:style>
    <style:style style:name="P19" style:family="paragraph" style:parent-style-name="List_20_Contents">
      <style:paragraph-properties fo:margin-top="0in" fo:margin-bottom="0.1965in"/>
    </style:style>
    <style:style style:name="P20" style:family="paragraph" style:parent-style-name="List_20_Heading">
      <style:text-properties fo:font-weight="bold"/>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is-list-header="true">cIPS</text:h>
      <text:h text:style-name="P17" text:outline-level="3">0 </text:h>
      <text:p text:style-name="Text_20_body"><text:line-break/><text:a xlink:type="simple" xlink:href="http://sourceforge.net/projects/cipsuite/">http://sourceforge.net/projects/cipsuite/</text:a> </text:p>
      <text:h text:style-name="Heading_20_2" text:outline-level="2">1. Abstract</text:h>
      <text:list xml:id="list30288762" text:style-name="L1">
        <text:list-item>
          <text:p text:style-name="P13">cIPS stands for "compact Internet Protocol Suite" or "IP stack in C language". I was looking for a short meaningful name. </text:p>
        </text:list-item>
        <text:list-item>
          <text:p text:style-name="P13"><text:span text:style-name="T1">cIPS is a robust and fast TCP-IP library for embedded applications without an Operating System.</text:span><text:line-break/>The motivation of this project was to implement a fast and reliable TCP-IP stack that could handle several network adapters on an embedded system. </text:p>
        </text:list-item>
        <text:list-item>
          <text:p text:style-name="P10">cIPS is entirely abstract from any platform and therefore does not contain any device drivers. It is some pure C code (to convince yourself, open the dev-C++ project provided or use the Makefile to compile). </text:p>
        </text:list-item>
      </text:list>
      <text:h text:style-name="Heading_20_2" text:outline-level="2" text:is-list-header="true">2. Features</text:h>
      <text:list xml:id="list30279245" text:style-name="L2">
        <text:list-item>
          <text:p text:style-name="P14">Supports ARP, IP (v4), TCP and a subset of ICMP (ping). A subset of HTTP is implemented in a web server example but it is outside the library. </text:p>
        </text:list-item>
        <text:list-item>
          <text:p text:style-name="P14">Supports several network adapters. </text:p>
        </text:list-item>
        <text:list-item>
          <text:p text:style-name="P14">The maximum number of connections is configurable. </text:p>
        </text:list-item>
        <text:list-item>
          <text:p text:style-name="P14">The traces are readable and are an option. However, there is also an error report strategy (see 3.2 Error reporting) </text:p>
        </text:list-item>
        <text:list-item>
          <text:p text:style-name="P14">Data are separated from the processing. </text:p>
        </text:list-item>
        <text:list-item>
          <text:p text:style-name="P14">Does not perform any dynamic memory allocation. </text:p>
        </text:list-item>
        <text:list-item>
          <text:p text:style-name="P11">Fully tested on a big-endian platform. However swapping macros for little-endian platforms are presents. </text:p>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3. Principle of the cIPS library</text:h>
      <text:p text:style-name="P1">When a Ethernet frame comes, the device driver triggers an ISR called <text:a xlink:type="simple" xlink:href="../cips_dox/html/netif_8h.html#9a65ea15d8c4e4de94455292d81193ad">netif_ISR()</text:a>. To keep that ISR short, it places the frame into a pool of frames. After, <text:a xlink:type="simple" xlink:href="../cips_dox/html/netif_8h.html#0b102e5a00e9ae6b5e82ea39977b0b1c">netif_dispatch()</text:a> is in charge of scanning the pool and demultiplexing the frames is any. </text:p>
      <table:table table:name="Table1" table:style-name="Table1">
        <table:table-column table:style-name="Table1.A"/>
        <table:table-row>
          <table:table-cell table:style-name="Table1.A1" office:value-type="string">
            <text:p text:style-name="P3"><draw:frame draw:style-name="fr1" draw:name="graphics1" text:anchor-type="as-char" svg:width="7.0728in" svg:height="4.6563in" draw:z-index="1"><draw:image xlink:href="../principle.jpg" xlink:type="simple" xlink:show="embed" xlink:actuate="onLoad"/></draw:frame> </text:p>
          </table:table-cell>
        </table:table-row>
        <table:table-row>
          <table:table-cell table:style-name="Table1.A2" office:value-type="string">
            <text:p text:style-name="Table_20_Contents">Principle of the cIPS engine </text:p>
          </table:table-cell>
        </table:table-row>
      </table:table>
      <text:h text:style-name="Heading_20_3" text:outline-level="3">3.1 Integration into your application</text:h>
      <text:p text:style-name="Text_20_body">The library via <text:a xlink:type="simple" xlink:href="../cips_dox/html/netif_8h.html#0b102e5a00e9ae6b5e82ea39977b0b1c">netif_dispatch()</text:a>, needs to be called repeatedly by the Application. In my configuration without operating system, I integrated it into a while loop where I do many other things. </text:p>
      <text:p text:style-name="Preformatted_20_Text">while(1)</text:p>
      <text:p text:style-name="Preformatted_20_Text">{</text:p>
      <text:p text:style-name="Preformatted_20_Text"><text:s text:c="4"/>err = <text:a xlink:type="simple" xlink:href="../cips_dox/html/netif_8h.html#0b102e5a00e9ae6b5e82ea39977b0b1c">netif_dispatch</text:a>(netif_adapter);</text:p>
      <text:p text:style-name="Preformatted_20_Text"><text:s text:c="4"/>if(err) {printf(("%s \r\n", <text:a xlink:type="simple" xlink:href="../cips_dox/html/netif_8h.html#2f00b5469ab3cf2e012912a923b009dd">get_last_stack_error</text:a>( netif_adapter, err)));}</text:p>
      <text:p text:style-name="Preformatted_20_Text"><text:s text:c="4"/>....</text:p>
      <text:p text:style-name="P4">}</text:p>
      <text:p text:style-name="Text_20_body">Example of integration: <text:a xlink:type="simple" xlink:href="../example/web_server/connection_manager/connection_manager.c">connection_manager.c</text:a>, <text:a xlink:type="simple" xlink:href="../example/web_server/connection_manager/main.c">main.c</text:a></text:p>
      <text:p text:style-name="Text_20_body"/>
      <text:p text:style-name="Text_20_body"/>
      <text:h text:style-name="Heading_20_3" text:outline-level="3"><text:soft-page-break/>3.2 Error reporting</text:h>
      <text:p text:style-name="Text_20_body">In the flow of demulteplexing and processing, all functions return an error code and the last error if any is parsed by <text:a xlink:type="simple" xlink:href="../cips_dox/html/netif_8h.html#2f00b5469ab3cf2e012912a923b009dd">get_last_stack_error()</text:a>. The possible errors are listed in <text:a xlink:type="simple" xlink:href="../cips_dox/html/err_8h.html">err.h</text:a> and are most likely an alteration of the incoming frame ( wrong check sum ) or a resource limit reached. </text:p>
      <text:h text:style-name="Heading_20_3" text:outline-level="3">3.3 Several adapters.</text:h>
      <text:p text:style-name="Text_20_body">Data are private to an adapter. So if you need two adapters, just declare two network adapter instances. </text:p>
      <text:p text:style-name="Preformatted_20_Text"><text:s text:c="2"/><text:a xlink:type="simple" xlink:href="../cips_dox/html/struct_n_e_t_i_f___s.html">NETIF_T</text:a>* netif_adapter[2];</text:p>
      <text:p text:style-name="Preformatted_20_Text"/>
      <text:p text:style-name="Preformatted_20_Text"><text:s text:c="2"/>netif_adapter[J1] = na_new(mac_address1, ip_address1, ...</text:p>
      <text:p text:style-name="Preformatted_20_Text"><text:s text:c="2"/>netif_adapter[J2] = na_new(mac_address2, ip_address2, ...</text:p>
      <text:p text:style-name="Preformatted_20_Text"/>
      <text:p text:style-name="Preformatted_20_Text"><text:s text:c="2"/>while(1)</text:p>
      <text:p text:style-name="Preformatted_20_Text"><text:s text:c="2"/>{</text:p>
      <text:p text:style-name="Preformatted_20_Text"><text:s text:c="4"/>err = <text:a xlink:type="simple" xlink:href="../cips_dox/html/netif_8h.html#0b102e5a00e9ae6b5e82ea39977b0b1c">netif_dispatch</text:a>(netif_adapter[EU_J2]);</text:p>
      <text:p text:style-name="Preformatted_20_Text"><text:s text:c="4"/>if(err) {DT_ERROR(("%s \r\n", <text:a xlink:type="simple" xlink:href="../cips_dox/html/netif_8h.html#2f00b5469ab3cf2e012912a923b009dd">get_last_stack_error</text:a>( netif_adapter[EU_J2], err)));}</text:p>
      <text:p text:style-name="Preformatted_20_Text"/>
      <text:p text:style-name="Preformatted_20_Text"><text:s text:c="4"/>err = <text:a xlink:type="simple" xlink:href="../cips_dox/html/netif_8h.html#0b102e5a00e9ae6b5e82ea39977b0b1c">netif_dispatch</text:a>(netif_adapter[EU_J1]);</text:p>
      <text:p text:style-name="Preformatted_20_Text"><text:s text:c="4"/>if(err) {DT_ERROR(("%s \r\n", <text:a xlink:type="simple" xlink:href="../cips_dox/html/netif_8h.html#2f00b5469ab3cf2e012912a923b009dd">get_last_stack_error</text:a>( netif_adapter[EU_J1], err)));}</text:p>
      <text:p text:style-name="Preformatted_20_Text"/>
      <text:p text:style-name="Preformatted_20_Text"><text:s text:c="4"/>...</text:p>
      <text:p text:style-name="P4"><text:s text:c="2"/>}</text:p>
      <text:h text:style-name="Heading_20_2" text:outline-level="2">4. Optimization</text:h>
      <text:p text:style-name="P1">One of my requirements was to support two network adapters but another important one was to send data every millisecond via UDP between to embedded systems running at 50Mhz and to support TCP on top. </text:p>
      <table:table table:name="Table2" table:style-name="Table2">
        <table:table-column table:style-name="Table2.A"/>
        <table:table-row>
          <table:table-cell table:style-name="Table2.A1" office:value-type="string">
            <text:p text:style-name="P3"><draw:frame draw:style-name="fr1" draw:name="graphics2" text:anchor-type="as-char" svg:width="7.802in" svg:height="2.7811in" draw:z-index="3"><draw:image xlink:href="../configuration.jpg" xlink:type="simple" xlink:show="embed" xlink:actuate="onLoad"/></draw:frame> </text:p>
          </table:table-cell>
        </table:table-row>
        <table:table-row>
          <table:table-cell table:style-name="Table2.A2" office:value-type="string">
            <text:p text:style-name="Table_20_Contents">System configuration </text:p>
          </table:table-cell>
        </table:table-row>
      </table:table>
      <text:h text:style-name="Heading_20_3" text:outline-level="3"><text:soft-page-break/>4.1 UDP receiver</text:h>
      <text:p text:style-name="Text_20_body">To process UDP frames as they come and as quickly as possible, UDP frames were parsed and process in the ISR, the other ones (TCP, ARP, ICMP) were put into the FIFO.</text:p>
      <text:p text:style-name="Text_20_body">To set that mode, set the optimized parameter of na_new() to TRUE. It will replace <text:a xlink:type="simple" xlink:href="../cips_dox/html/netif_8h.html#9a65ea15d8c4e4de94455292d81193ad">netif_ISR()</text:a> is replaced by <text:a xlink:type="simple" xlink:href="../cips_dox/html/netif_8h.html#6ac37c3bc4d7e725efdff8c1e9896c63">netif_ISR_optimized()</text:a>.</text:p>
      <table:table table:name="Table3" table:style-name="Table3">
        <table:table-column table:style-name="Table3.A"/>
        <table:table-row>
          <table:table-cell table:style-name="Table3.A1" office:value-type="string">
            <text:p text:style-name="P3"><draw:frame draw:style-name="fr1" draw:name="graphics3" text:anchor-type="as-char" svg:width="7.0626in" svg:height="4.6874in" draw:z-index="4"><draw:image xlink:href="../realtime_udp.jpg" xlink:type="simple" xlink:show="embed" xlink:actuate="onLoad"/></draw:frame> </text:p>
          </table:table-cell>
        </table:table-row>
        <table:table-row>
          <table:table-cell table:style-name="Table3.A2" office:value-type="string">
            <text:p text:style-name="Table_20_Contents">UDP in the ISR </text:p>
          </table:table-cell>
        </table:table-row>
      </table:table>
      <text:h text:style-name="Heading_20_3" text:outline-level="3"/>
      <text:h text:style-name="P18" text:outline-level="3">4.2 Sending UDP data</text:h>
      <text:p text:style-name="Text_20_body">In a traditionnal case, a pointer to some data is passed as a parameter to <text:a xlink:type="simple" xlink:href="../cips_dox/html/udp_8h.html#ac98bba41d6d0457eee3d3daf831ab12">udp_send()</text:a> and these data are copied to build an ethernet frame.</text:p>
      <text:p text:style-name="Preformatted_20_Text">MEASUREMENT_T measurement;</text:p>
      <text:p text:style-name="Preformatted_20_Text">update(&amp;measurement);</text:p>
      <text:p text:style-name="P4">err = <text:a xlink:type="simple" xlink:href="../cips_dox/html/udp_8h.html#ac98bba41d6d0457eee3d3daf831ab12">udp_send</text:a>( udp_c, &amp;measurement, sizeof(MEASUREMENT_T), <text:s/><text:a xlink:type="simple" xlink:href="../cips_dox/html/basic__c__types_8h.html#a93f0eb578d23995850d61f7d61c55c1">FALSE</text:a>);</text:p>
      <text:p text:style-name="P2"><draw:frame draw:style-name="fr1" draw:name="graphics4" text:anchor-type="as-char" svg:width="7.1457in" svg:height="2.9374in" draw:z-index="0"><draw:image xlink:href="../udp_get_data_pointer.jpg" xlink:type="simple" xlink:show="embed" xlink:actuate="onLoad"/><svg:title>udp_get_data_pointer.jpg</svg:title></draw:frame> </text:p>
      <text:p text:style-name="Text_20_body">In order to save that copy, it is possible to get a pointer to the data portion of the UDP frame and to work with that reference. </text:p>
      <text:p text:style-name="Preformatted_20_Text">MEASUREMENT_T* measurement = (MEASUREMENT_T*)<text:a xlink:type="simple" xlink:href="../cips_dox/html/udp_8h.html#b228adf4d27a26f90e6483d717ea00e0">udp_get_data_pointer</text:a>(udp_cb);</text:p>
      <text:p text:style-name="Preformatted_20_Text">update(measurement);</text:p>
      <text:p text:style-name="P4">err = <text:a xlink:type="simple" xlink:href="../cips_dox/html/udp_8h.html#ac98bba41d6d0457eee3d3daf831ab12">udp_send</text:a>( udp_c, <text:a xlink:type="simple" xlink:href="../cips_dox/html/basic__c__types_8h.html#070d2ce7b6bb7e5c05602aa8c308d0c4">NULL</text:a>, sizeof(MEASUREMENT_T), <text:s/><text:a xlink:type="simple" xlink:href="../cips_dox/html/basic__c__types_8h.html#a93f0eb578d23995850d61f7d61c55c1">FALSE</text:a>)</text:p>
      <text:h text:style-name="Heading_20_3" text:outline-level="3">4.3 Sending the same amount of data to the same destination</text:h>
      <text:p text:style-name="Text_20_body">Sometimes, an UDP connection is used to send repeatedly the same structure to the same destination. It would be inefficient to re-build the ethernet frame from scratch when most of the field do not changed. To address that case, set the "reuse" of <text:a xlink:type="simple" xlink:href="../cips_dox/html/udp_8h.html#ac98bba41d6d0457eee3d3daf831ab12">udp_send()</text:a> to TRUE. </text:p>
      <text:p text:style-name="Preformatted_20_Text">//err_t udp_send(UDP_T *udp_c, void* data, u32_t data_length, u32_t reuse)</text:p>
      <text:p text:style-name="P4">err = <text:a xlink:type="simple" xlink:href="../cips_dox/html/udp_8h.html#ac98bba41d6d0457eee3d3daf831ab12">udp_send</text:a>( udp_c, <text:a xlink:type="simple" xlink:href="../cips_dox/html/basic__c__types_8h.html#070d2ce7b6bb7e5c05602aa8c308d0c4">NULL</text:a>, sizeof(MEASUREMENT_T), <text:s/><text:a xlink:type="simple" xlink:href="../cips_dox/html/basic__c__types_8h.html#a8cecfc5c5c054d2875c03e77b7be15d">TRUE</text:a>)</text:p>
      <text:h text:style-name="Heading_20_3" text:outline-level="3">4.6 Point to point</text:h>
      <text:p text:style-name="Text_20_body">Application data are protected by check sums at three levels: Ethernet, IP and UDP.<text:line-break/>In a point to point configuration, the UDP check sum is redundant and its generation can be avoided to save some CPU processing.<text:line-break/>To inhibit the UDP check sum generation, set the point_to_point parameter of <text:a xlink:type="simple" xlink:href="../cips_dox/html/udp_8h.html#50c9dd77bb1fea8b13626a4d43959b4f">udp_new()</text:a> to TRUE.</text:p>
      <text:p text:style-name="Preformatted_20_Text"><text:s text:c="2"/>//UDP_T * udp_new( u32_t ipaddr, u16_t port, u32_t point_to_point);</text:p>
      <text:p text:style-name="P4"><text:s text:c="2"/>udp_cb = <text:a xlink:type="simple" xlink:href="../cips_dox/html/udp_8h.html#50c9dd77bb1fea8b13626a4d43959b4f">udp_new</text:a>(ip_addr, port, <text:a xlink:type="simple" xlink:href="../cips_dox/html/basic__c__types_8h.html#a8cecfc5c5c054d2875c03e77b7be15d">TRUE</text:a>);</text:p>
      <text:h text:style-name="Heading_20_2" text:outline-level="2"><text:soft-page-break/>5. Device driver API requirements</text:h>
      <text:p text:style-name="Text_20_body">cIPS is compatible with device drivers that respect the following interface: </text:p>
      <text:list xml:id="list30277410" text:style-name="L3">
        <text:list-item>
          <text:p text:style-name="P15">u32_t driver_receive(void* pDriver_arg, u8_t *eth_frame); </text:p>
        </text:list-item>
        <text:list-item>
          <text:p text:style-name="P15">u32_t driver_send(void* pDriver_arg, u8_t *eth_frame, u32_t byte_count); </text:p>
        </text:list-item>
        <text:list-item>
          <text:p text:style-name="P12">void _ISR(void *network_adapater); </text:p>
        </text:list-item>
      </text:list>
      <text:p text:style-name="Text_20_body">Otherwise an adaptation layer is needed.</text:p>
      <text:p text:style-name="Text_20_body">Example of adaptation layer: <text:a xlink:type="simple" xlink:href="../example/web_server/network_adapter/network_adapter.c">network_adapter.c</text:a>, <text:a xlink:type="simple" xlink:href="../example/web_server/network_adapter/network_adapter.h">network_adapter.h</text:a></text:p>
      <text:p text:style-name="P6">Author:</text:p>
      <text:p text:style-name="P5">Jean-Marc David <text:line-break/>jmdavid1789&lt;at&gt;googlemail.com </text:p>
      <text:p text:style-name="Text_20_body">cIPS Release Tag: </text:p>
      <text:p text:style-name="P6">Name</text:p>
      <text:p text:style-name="P5">CIPS_03_000 </text:p>
      <text:p text:style-name="Text_20_body">file version: </text:p>
      <text:p text:style-name="P6">Id</text:p>
      <text:p text:style-name="P5"><text:a xlink:type="simple" xlink:href="../cips_dox/html/cips_8h.html">cips.h</text:a>,v 1.5 2010/06/25 14:14:30 jdavid Exp </text:p>
      <text:p text:style-name="P7"/>
      <text:p text:style-name="P8">Generated on Thu Jun 24 10:55:09 2010 for cips by  <draw:a xlink:type="simple" xlink:href="http://www.doxygen.org/index.html"><draw:frame draw:style-name="fr2" draw:name="graphics5" text:anchor-type="as-char" svg:width="1.0417in" svg:height="0.4689in" draw:z-index="2"><draw:image xlink:href="../cips_dox/html/doxygen.png" xlink:type="simple" xlink:show="embed" xlink:actuate="onLoad"/><svg:title>doxygen</svg:title></draw:frame></draw:a>1.5.1-p1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2-20T14:35:05</meta:creation-date>
    <dc:date>2010-06-25T10:17:33.52</dc:date>
    <dc:language>en-CA</dc:language>
    <meta:editing-cycles>11</meta:editing-cycles>
    <meta:editing-duration>PT00H58M09S</meta:editing-duration>
    <dc:creator>Jean-Marc David</dc:creator>
    <meta:document-statistic meta:table-count="3" meta:image-count="5" meta:object-count="0" meta:page-count="6" meta:paragraph-count="86" meta:word-count="808" meta:character-count="5403"/>
    <meta:user-defined meta:name="Info 1"/>
    <meta:user-defined meta:name="Info 2"/>
    <meta:user-defined meta:name="Info 3"/>
    <meta:user-defined meta:name="Info 4"/>
  </office:meta>
</office:document-meta>
</file>